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Georgia" fo:font-size="14pt" fo:font-weight="normal" officeooo:rsid="000dbb7b" officeooo:paragraph-rsid="000dbb7b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Georgia" fo:font-size="14pt" fo:font-weight="normal" officeooo:rsid="000dbb7b" officeooo:paragraph-rsid="000dbb7b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Georgia" fo:font-size="14pt" fo:font-weight="normal" officeooo:rsid="000e04e3" officeooo:paragraph-rsid="000e04e3" style:font-size-asian="14pt" style:font-weight-asian="normal" style:font-size-complex="14pt" style:font-weight-complex="normal"/>
    </style:style>
    <style:style style:name="T1" style:family="text">
      <style:text-properties officeooo:rsid="000e04e3"/>
    </style:style>
    <style:style style:name="T2" style:family="text">
      <style:text-properties officeooo:rsid="000fd600"/>
    </style:style>
    <style:style style:name="T3" style:family="text">
      <style:text-properties officeooo:rsid="00100e6d"/>
    </style:style>
    <style:style style:name="T4" style:family="text">
      <style:text-properties fo:font-style="italic" officeooo:rsid="00100e6d" style:font-style-asian="italic" style:font-style-complex="italic"/>
    </style:style>
    <style:style style:name="T5" style:family="text">
      <style:text-properties fo:font-style="normal" officeooo:rsid="00100e6d" style:font-style-asian="normal" style:font-style-complex="normal"/>
    </style:style>
    <style:style style:name="T6" style:family="text">
      <style:text-properties fo:font-style="normal" officeooo:rsid="001076bd" style:font-style-asian="normal" style:font-style-complex="normal"/>
    </style:style>
    <style:style style:name="T7" style:family="text">
      <style:text-properties fo:font-style="normal" officeooo:rsid="00120ce7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ebruary 15, 2026</text:p>
      <text:p text:style-name="P1"/>
      <text:p text:style-name="P2">Dear Dad,</text:p>
      <text:p text:style-name="P3"/>
      <text:p text:style-name="P2"><text:tab/><text:span text:style-name="T1">It’s been just over a year since you died. I won’t lie, at first I was angry and mad at God for taking you away from us. Especially away from mom. But I came to realize that this life just isn’t meant to go on forever. It has its limitations. </text:span><text:span text:style-name="T2">No one’s supposed to live forever. It almost feels like a curse at times.</text:span></text:p>
      <text:p text:style-name="P2"><text:tab/><text:span text:style-name="T2">But </text:span><text:span text:style-name="T3">t</text:span><text:span text:style-name="T2">hat’s just how this life is </text:span><text:span text:style-name="T3">and I don’t think it’s very fair. Well I have a feeling that this life just isn’t meant to be fair. I’m not sure </text:span><text:span text:style-name="T4">why</text:span><text:span text:style-name="T5"> that is, but that’s just how it feels at times. I don’t know how to change that feeling.</text:span></text:p>
      <text:p text:style-name="P2"><text:span text:style-name="T5"><text:tab/></text:span><text:span text:style-name="T6">I wish I could talk with you one last time. Spend a day with you at least. </text:span><text:span text:style-name="T7">I remember the fishing trips we would use to take. I don’t remember catching anything, but I remember spending time with you. Those were some good times.</text:span></text:p>
      <text:p text:style-name="P2"><text:span text:style-name="T7"><text:tab/>There are regrets in my mind. I should have called you the day you died, or the day before. But there was no telling that it was going to happen. So I don’t believe I could have done that. Maybe regrets are not a good thing to hold onto, I know you wouldn’t want me to hold onto such things. So I will try not to.</text:span></text:p>
      <text:p text:style-name="P2"><text:span text:style-name="T7"><text:tab/>I love you dad, I miss you so much.</text:span></text:p>
      <text:p text:style-name="P2"/>
      <text:p text:style-name="P2">Love,</text:p>
      <text:p text:style-name="P2">Kyl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5T18:12:50.652020847</meta:creation-date>
    <dc:date>2026-02-15T19:38:04.006359372</dc:date>
    <meta:editing-duration>PT6M17S</meta:editing-duration>
    <meta:editing-cycles>1</meta:editing-cycles>
    <meta:document-statistic meta:table-count="0" meta:image-count="0" meta:object-count="0" meta:page-count="1" meta:paragraph-count="9" meta:word-count="240" meta:character-count="1170" meta:non-whitespace-character-count="934"/>
    <meta:generator>LibreOffice/24.2.7.2$Linux_X86_64 LibreOffice_project/420$Build-2</meta:generator>
  </office:meta>
</office:document-meta>
</file>